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8982" officeooo:paragraph-rsid="00148982"/>
    </style:style>
    <style:style style:name="P2" style:family="paragraph" style:parent-style-name="Standard">
      <style:paragraph-properties fo:text-align="center" style:justify-single-word="false"/>
      <style:text-properties fo:font-size="16pt" officeooo:rsid="00148982" officeooo:paragraph-rsid="0014898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rsid="0015fe3b" officeooo:paragraph-rsid="0015fe3b"/>
    </style:style>
    <style:style style:name="P4" style:family="paragraph" style:parent-style-name="Standard">
      <style:paragraph-properties fo:text-align="start" style:justify-single-word="false"/>
      <style:text-properties officeooo:rsid="0016d929" officeooo:paragraph-rsid="0016d929"/>
    </style:style>
    <style:style style:name="T1" style:family="text">
      <style:text-properties officeooo:rsid="00164c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oke Test</text:p>
      <text:p text:style-name="P1"/>
      <text:p text:style-name="P3">1)Ver listagem de eventos</text:p>
      <text:p text:style-name="P3"/>
      <text:p text:style-name="P3">Objetivo: Ver a listagem de todos os eventos no sistema.</text:p>
      <text:p text:style-name="P3">Resultado esperado: Acessar com sucesso uma listagem contendo todos os eventos no sistema.</text:p>
      <text:p text:style-name="P3"/>
      <text:p text:style-name="P3">-<text:span text:style-name="T1">Acessar o sistema</text:span></text:p>
      <text:p text:style-name="P3">-<text:span text:style-name="T1">Selecionar a tela de listagem de eventos</text:span></text:p>
      <text:p text:style-name="P3">-<text:span text:style-name="T1">Clicar no botão ver todos</text:span></text:p>
      <text:p text:style-name="P3"/>
      <text:p text:style-name="P4">2)Fazer cadastro no sistema</text:p>
      <text:p text:style-name="P4"/>
      <text:p text:style-name="P4">Objetivo: Fazer cadastro no sistema.</text:p>
      <text:p text:style-name="P4">Resultado esperado: Fazer cadastro no sistema.</text:p>
      <text:p text:style-name="P4"/>
      <text:p text:style-name="P4">-Acessar o sistema</text:p>
      <text:p text:style-name="P4">-Selecionar a opção de fazer cadastro</text:p>
      <text:p text:style-name="P4">-Inserir um CPF e Senha válidos</text:p>
      <text:p text:style-name="P4">-Clicar em cadastrar e ser redirecionado para a tela de listag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6:20:33.383351450</meta:creation-date>
    <dc:date>2019-06-17T17:23:37.133267724</dc:date>
    <meta:editing-duration>PT1M33S</meta:editing-duration>
    <meta:editing-cycles>1</meta:editing-cycles>
    <meta:document-statistic meta:table-count="0" meta:image-count="0" meta:object-count="0" meta:page-count="1" meta:paragraph-count="14" meta:word-count="85" meta:character-count="525" meta:non-whitespace-character-count="454"/>
    <meta:generator>LibreOffice/6.2.4.2$Linux_X86_64 LibreOffice_project/20$Build-2</meta:generator>
  </office:meta>
</office:document-meta>
</file>